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42cm" svg:height="3.175cm" svg:x="3.54cm" svg:y="8.493cm">
          <text:p text:style-name="P1">Particle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35cm" svg:height="3.683cm" svg:x="7.223cm" svg:y="2.524cm">
          <text:p text:style-name="P1">StatisticsRunn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3.048cm" svg:x="11.795cm" svg:y="8.493cm">
          <text:p text:style-name="P1">ParticleManagerGUI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398cm" svg:y1="6.207cm" svg:x2="6.461cm" svg:y2="8.493cm" draw:start-shape="id1" draw:start-glue-point="2" draw:end-shape="id2" draw:end-glue-point="0" svg:d="m10398 6207v1142h-3937v1144" svg:viewBox="0 0 3938 2287">
          <text:p/>
        </draw:connector>
        <draw:connector draw:style-name="gr2" draw:text-style-name="P1" draw:layer="layout" svg:x1="9.382cm" svg:y1="10.08cm" svg:x2="11.795cm" svg:y2="10.017cm" draw:start-shape="id2" draw:start-glue-point="1" draw:end-shape="id3" draw:end-glue-point="3" svg:d="m9382 10080h1207v-63h1206" svg:viewBox="0 0 2414 64">
          <text:p/>
        </draw:connector>
        <draw:connector draw:style-name="gr2" draw:text-style-name="P2" draw:layer="layout" svg:x1="10.398cm" svg:y1="6.207cm" svg:x2="14.97cm" svg:y2="8.493cm" draw:start-shape="id1" draw:start-glue-point="2" draw:end-shape="id3" draw:end-glue-point="0" svg:d="m10398 6207v1143h4572v1143" svg:viewBox="0 0 4573 2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2:32:39</meta:creation-date>
    <dc:date>2013-11-18T12:37:21</dc:date>
    <dc:creator>falense </dc:creator>
    <meta:editing-duration>P0D</meta:editing-duration>
    <meta:editing-cycles>1</meta:editing-cycles>
    <meta:document-statistic meta:object-count="6"/>
    <meta:generator>LibreOffice/4.0.2.2$Linux_X86_64 LibreOffice_project/400m0$Build-2</meta:generator>
  </office:meta>
</office:document-meta>
</file>